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.527cm" fo:min-width="0cm" loext:decorative="false"/>
    </style:style>
    <style:style style:name="gr2" style:family="graphic" style:parent-style-name="standard">
      <style:graphic-properties draw:stroke="none" svg:stroke-color="#000000" draw:fill="none" draw:fill-color="#ffffff" fo:min-height="0.845cm" loext:decorative="false"/>
      <style:paragraph-properties style:writing-mode="lr-tb"/>
    </style:style>
    <style:style style:name="gr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2.056cm" fo:padding-top="0.1cm" fo:padding-bottom="0.1cm" fo:padding-left="0.1cm" fo:padding-right="0.1cm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75cm" fo:min-width="5.5cm" loext:decorative="false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75cm" fo:min-width="7.5cm" loext:decorative="false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966cm" fo:min-width="3.41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0.562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5cm" fo:min-width="3.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5cm" fo:min-width="6.5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666666" loext:fill-use-slide-background="false" draw:textarea-horizontal-align="justify" draw:textarea-vertical-align="middle" draw:auto-grow-height="false" fo:min-height="1.75cm" fo:min-width="1.5cm" loext:decorative="false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0.457cm" fo:min-width="0.207cm" loext:decorative="false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75cm" fo:min-width="3.5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18" style:family="graphic" style:parent-style-name="objectwithoutfill">
      <style:graphic-properties svg:stroke-width="0.2cm" draw:marker-start-width="0.5cm" draw:marker-end="" draw:marker-end-width="0.6cm" draw:fill="none" draw:textarea-vertical-align="middle" fo:padding-top="0.225cm" fo:padding-bottom="0.225cm" fo:padding-left="0.35cm" fo:padding-right="0.35cm" loext:decorative="false"/>
    </style:style>
    <style:style style:name="gr19" style:family="graphic" style:parent-style-name="standard">
      <style:graphic-properties svg:stroke-color="#000000" draw:fill="solid" draw:fill-color="#ffde59" loext:fill-use-slide-background="false" draw:textarea-horizontal-align="justify" draw:textarea-vertical-align="middle" draw:auto-grow-height="false" fo:min-height="3.75cm" fo:min-width="0cm" loext:decorative="false"/>
    </style:style>
    <style:style style:name="gr2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5cm" fo:min-width="1cm" loext:decorative="false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cm" fo:min-width="3cm" loext:decorative="false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2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loext:decorative="false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75cm" fo:min-width="0.5cm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345cm" loext:decorative="false"/>
      <style:paragraph-properties style:writing-mode="lr-tb"/>
    </style:style>
    <style:style style:name="gr26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789cm" fo:padding-top="0.1cm" fo:padding-bottom="0.1cm" fo:padding-left="0.1cm" fo:padding-right="0.1cm" loext:decorative="false"/>
      <style:paragraph-properties style:writing-mode="lr-tb"/>
    </style:style>
    <style:style style:name="gr27" style:family="graphic" style:parent-style-name="objectwithoutfill">
      <style:graphic-properties svg:stroke-width="0.1cm" svg:stroke-color="#a7074b" draw:marker-start-width="0.08cm" draw:marker-end="" draw:marker-end-width="0.08cm" draw:fill="none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svg:stroke-width="0.1cm" svg:stroke-color="#a7074b" draw:marker-start-width="0.36cm" draw:marker-end="" draw:marker-end-width="0.46cm" draw:fill="none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 loext:decorative="false"/>
    </style:style>
    <style:style style:name="gr30" style:family="graphic" style:parent-style-name="objectwithoutfill">
      <style:graphic-properties svg:stroke-width="0.05cm" svg:stroke-color="#ff0000" draw:marker-start-width="0.28cm" draw:marker-end="" draw:marker-end-width="0.38cm" draw:fill="none" draw:textarea-vertical-align="middle" fo:padding-top="0.15cm" fo:padding-bottom="0.15cm" fo:padding-left="0.275cm" fo:padding-right="0.275cm" loext:decorative="false"/>
    </style:style>
    <style:style style:name="gr31" style:family="graphic" style:parent-style-name="objectwithoutfill">
      <style:graphic-properties svg:stroke-width="0.08cm" svg:stroke-color="#6b5e9b" draw:marker-start-width="0.33cm" draw:marker-end="" draw:marker-end-width="0.43cm" draw:fill="none" draw:textarea-vertical-align="middle" fo:padding-top="0.165cm" fo:padding-bottom="0.165cm" fo:padding-left="0.29cm" fo:padding-right="0.29cm" loext:decorative="false"/>
    </style:style>
    <style:style style:name="gr3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416cm" fo:padding-top="0.1cm" fo:padding-bottom="0.1cm" fo:padding-left="0.1cm" fo:padding-right="0.1cm" loext:decorative="false"/>
      <style:paragraph-properties style:writing-mode="lr-tb"/>
    </style:style>
    <style:style style:name="gr33" style:family="graphic" style:parent-style-name="standard">
      <style:graphic-properties draw:stroke="none" svg:stroke-width="0.1cm" svg:stroke-color="#000000" draw:marker-start-width="0.08cm" draw:marker-end-width="0.08cm" draw:fill="none" draw:fill-color="#ffffff" fo:min-height="1.577cm" fo:padding-top="0.1cm" fo:padding-bottom="0.1cm" fo:padding-left="0.1cm" fo:padding-right="0.1cm" loext:decorative="false"/>
      <style:paragraph-properties style:writing-mode="lr-tb"/>
    </style:style>
    <style:style style:name="gr34" style:family="graphic" style:parent-style-name="objectwithoutfill">
      <style:graphic-properties svg:stroke-width="0.1cm" svg:stroke-color="#ffd428" draw:marker-start-width="0.36cm" draw:marker-end="" draw:marker-end-width="0.46cm" draw:fill="none" draw:textarea-vertical-align="middle" fo:padding-top="0.175cm" fo:padding-bottom="0.175cm" fo:padding-left="0.3cm" fo:padding-right="0.3cm" loext:decorative="false"/>
    </style:style>
    <style:style style:name="gr35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5cm" fo:padding-top="0.1cm" fo:padding-bottom="0.1cm" fo:padding-left="0.1cm" fo:padding-right="0.1cm" loext:decorative="false"/>
      <style:paragraph-properties style:writing-mode="lr-tb"/>
    </style:style>
    <style:style style:name="gr36" style:family="graphic" style:parent-style-name="objectwithoutfill">
      <style:graphic-properties svg:stroke-width="0.03cm" svg:stroke-color="#ff0000" draw:marker-start="Circle" draw:marker-start-width="0.25cm" draw:marker-end="Circle" draw:marker-end-width="0.25cm" draw:fill="none" draw:textarea-vertical-align="middle" fo:padding-top="0.14cm" fo:padding-bottom="0.14cm" fo:padding-left="0.265cm" fo:padding-right="0.265cm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2.056cm" loext:decorative="false"/>
      <style:paragraph-properties style:writing-mode="lr-tb"/>
    </style:style>
    <style:style style:name="gr38" style:family="graphic" style:parent-style-name="objectwithoutfill">
      <style:graphic-properties svg:stroke-width="0.05cm" svg:stroke-color="#999999" draw:marker-start-width="0.08cm" draw:marker-end="" draw:marker-end-width="0.08cm" draw:fill="none" draw:textarea-vertical-align="middle" fo:padding-top="0.15cm" fo:padding-bottom="0.15cm" fo:padding-left="0.275cm" fo:padding-right="0.275cm" loext:decorative="false"/>
    </style:style>
    <style:style style:name="gr39" style:family="graphic">
      <style:graphic-properties style:writing-mode="lr-tb" loext:decorative="false"/>
    </style:style>
    <style:style style:name="gr40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25cm" fo:min-width="0cm" loext:decorative="false"/>
    </style:style>
    <style:style style:name="gr4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.812cm" fo:min-width="0.208cm" loext:decorative="false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364cm" loext:decorative="false"/>
      <style:paragraph-properties style:writing-mode="lr-tb"/>
    </style:style>
    <style:style style:name="gr44" style:family="graphic" style:parent-style-name="objectwithoutfill">
      <style:graphic-properties svg:stroke-width="0.05cm" svg:stroke-color="#00a933" draw:marker-start-width="0.28cm" draw:marker-end="" draw:marker-end-width="0.38cm" draw:fill="none" draw:textarea-vertical-align="middle" fo:padding-top="0.15cm" fo:padding-bottom="0.15cm" fo:padding-left="0.275cm" fo:padding-right="0.275cm" loext:decorative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46" style:family="graphic" style:parent-style-name="objectwithoutfill">
      <style:graphic-properties svg:stroke-width="0.05cm" svg:stroke-color="#999999" draw:marker-start-width="0.28cm" draw:marker-end="" draw:marker-end-width="0.38cm" draw:fill="none" draw:textarea-vertical-align="middle" fo:padding-top="0.15cm" fo:padding-bottom="0.15cm" fo:padding-left="0.275cm" fo:padding-right="0.275cm" loext:decorative="fals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1.234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49" style:family="graphic" style:parent-style-name="standard">
      <style:graphic-properties draw:stroke="none" svg:stroke-width="0.05cm" svg:stroke-color="#000000" draw:marker-start-width="0.08cm" draw:marker-end-width="0.08cm" draw:fill="none" draw:fill-color="#ffffff" draw:auto-grow-height="true" draw:auto-grow-width="false" fo:min-height="0.466cm" loext:decorative="false"/>
      <style:paragraph-properties style:writing-mode="lr-tb"/>
    </style:style>
    <style:style style:name="gr5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49cm" fo:min-width="0.499cm" loext:decorative="false"/>
    </style:style>
    <style:style style:name="gr51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52" style:family="graphic" style:parent-style-name="standard">
      <style:graphic-properties svg:stroke-width="0.08cm" svg:stroke-color="#000000" draw:marker-start-width="0.33cm" draw:marker-end-width="0.33cm" draw:fill="none" loext:fill-use-slide-background="false" draw:textarea-horizontal-align="justify" draw:textarea-vertical-align="middle" draw:auto-grow-height="false" fo:min-height="9.67cm" fo:min-width="23.42cm" fo:padding-top="0.165cm" fo:padding-bottom="0.165cm" fo:padding-left="0.29cm" fo:padding-right="0.29cm" loext:decorative="false"/>
    </style:style>
    <style:style style:name="gr5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3cm" fo:padding-top="0.1cm" fo:padding-bottom="0.1cm" fo:padding-left="0.1cm" fo:padding-right="0.1cm" loext:decorative="false"/>
      <style:paragraph-properties style:writing-mode="lr-tb"/>
    </style:style>
    <style:style style:name="gr54" style:family="graphic" style:parent-style-name="objectwithoutfill">
      <style:graphic-properties draw:stroke="dash" draw:stroke-dash="Dash_20_Dot" svg:stroke-width="0.1cm" draw:marker-start-width="0.36cm" draw:marker-end="" draw:marker-end-width="0.46cm" draw:fill="none" draw:textarea-vertical-align="middle" fo:padding-top="0.175cm" fo:padding-bottom="0.175cm" fo:padding-left="0.3cm" fo:padding-right="0.3cm" loext:decorative="false"/>
    </style:style>
    <style:style style:name="gr55" style:family="graphic" style:parent-style-name="objectwithoutfill">
      <style:graphic-properties draw:stroke="dash" draw:stroke-dash="Dash_20_Dot" svg:stroke-width="0.05cm" draw:marker-start-width="0.28cm" draw:marker-end="" draw:marker-end-width="0.38cm" draw:fill="none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0.5pt"/>
    </style:style>
    <style:style style:name="P4" style:family="paragraph">
      <loext:graphic-properties draw:fill="none" draw:fill-color="#ffffff"/>
      <style:paragraph-properties fo:margin-left="0cm" fo:margin-right="2.7cm" fo:text-indent="0.6cm"/>
      <style:text-properties fo:font-size="10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fo:text-align="center"/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0.5pt"/>
    </style:style>
    <style:style style:name="P10" style:family="paragraph">
      <loext:graphic-properties draw:fill="none" draw:fill-color="#ffffff"/>
      <style:paragraph-properties fo:text-align="center"/>
      <style:text-properties fo:font-size="10.5pt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solid" draw:fill-color="#ffde59"/>
      <style:paragraph-properties fo:text-align="center"/>
    </style:style>
    <style:style style:name="P1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2.7cm" fo:text-indent="0.6cm"/>
    </style:style>
    <style:style style:name="P19" style:family="paragraph">
      <style:text-properties fo:font-size="12pt"/>
    </style:style>
    <style:style style:name="P20" style:family="paragraph">
      <loext:graphic-properties draw:fill="none" draw:fill-color="#ffffff"/>
      <style:paragraph-properties fo:margin-left="0cm" fo:margin-right="2.7cm" fo:text-indent="0.6cm"/>
      <style:text-properties fo:font-size="12pt"/>
    </style:style>
    <style:style style:name="P21" style:family="paragraph">
      <loext:graphic-properties draw:fill="none" draw:fill-color="#ffffff"/>
      <style:text-properties fo:font-size="10.5pt"/>
    </style:style>
    <style:style style:name="P22" style:family="paragraph">
      <loext:graphic-properties draw:fill="solid" draw:fill-color="#808080"/>
      <style:paragraph-properties fo:text-align="center"/>
    </style:style>
    <style:style style:name="P23" style:family="paragraph">
      <loext:graphic-properties draw:fill="none" draw:fill-color="#ffffff"/>
      <style:text-properties fo:font-size="10pt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0.5pt"/>
    </style:style>
    <style:style style:name="P25" style:family="paragraph">
      <style:text-properties fo:font-size="8pt"/>
    </style:style>
    <style:style style:name="P26" style:family="paragraph">
      <loext:graphic-properties draw:fill="none" draw:fill-color="#ffffff"/>
      <style:text-properties fo:font-size="8pt"/>
    </style:style>
    <style:style style:name="P27" style:family="paragraph">
      <loext:graphic-properties draw:fill="none" draw:fill-color="#ffffff"/>
      <style:text-properties fo:font-size="12pt"/>
    </style:style>
    <style:style style:name="T1" style:family="text">
      <style:text-properties fo:font-size="10.5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0.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0pt" style:font-size-complex="10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pt"/>
    </style:style>
    <style:style style:name="T10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ractor Interface Board A - Bottom" draw:style-name="dp1" draw:master-page-name="Default">
        <draw:custom-shape draw:style-name="gr1" draw:text-style-name="P1" draw:layer="layout" svg:width="0.599cm" svg:height="1.099cm" svg:x="58.801cm" svg:y="12.45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5cm" svg:height="1.095cm" svg:x="4.5cm" svg:y="1.405cm">
          <draw:text-box>
            <text:p>Camera Board</text:p>
          </draw:text-box>
        </draw:frame>
        <draw:frame draw:style-name="gr3" draw:text-style-name="P4" draw:layer="layout" svg:width="6.087cm" svg:height="2.256cm" svg:x="23.163cm" svg:y="17.75cm">
          <draw:text-box>
            <text:p text:style-name="P3"><text:span text:style-name="T1">+ve to LEDs </text:span><text:span text:style-name="T1"><text:line-break/></text:span><text:span text:style-name="T1">(gear display &amp; working light </text:span><text:span text:style-name="T1"><text:line-break/></text:span><text:span text:style-name="T1">via hidden single pin plug/socket)</text:span></text:p>
            <text:p text:style-name="P3"><text:span text:style-name="T1"/></text:p>
          </draw:text-box>
        </draw:frame>
        <draw:custom-shape draw:style-name="gr4" draw:text-style-name="P5" draw:layer="layout" svg:width="6cm" svg:height="6cm" svg:x="11.913cm" svg:y="10.5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cm" svg:height="4cm" svg:x="3.75cm" svg:y="12.2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913cm" svg:height="2.216cm" svg:x="6cm" svg:y="14.03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cm" svg:height="1cm" svg:x="5.913cm" svg:y="14.534cm">
          <draw:text-box>
            <text:p text:style-name="P6"><text:span text:style-name="T2">Voltage Monitor</text:span></text:p>
          </draw:text-box>
        </draw:frame>
        <draw:custom-shape draw:style-name="gr8" draw:text-style-name="P8" draw:layer="layout" svg:width="1.5cm" svg:height="1.5cm" svg:x="14.413cm" svg:y="14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1.5cm" svg:x="13.913cm" svg:y="16.534cm">
          <draw:text-box>
            <text:p text:style-name="P6"><text:span text:style-name="T2">Camera (Rear)</text:span></text:p>
          </draw:text-box>
        </draw:frame>
        <draw:custom-shape draw:style-name="gr10" draw:text-style-name="P5" draw:layer="layout" svg:width="4cm" svg:height="1.5cm" svg:x="5cm" svg:y="9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cm" svg:height="0.725cm" svg:x="4.913cm" svg:y="9.309cm">
          <draw:text-box>
            <text:p text:style-name="P6"><text:span text:style-name="T2">Relay</text:span></text:p>
          </draw:text-box>
        </draw:frame>
        <draw:custom-shape draw:style-name="gr12" draw:text-style-name="P5" draw:layer="layout" svg:width="7cm" svg:height="3cm" svg:x="4.913cm" svg:y="4.53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cm" svg:height="0.662cm" svg:x="7.5cm" svg:y="4.5cm">
          <draw:text-box>
            <text:p text:style-name="P9"><text:span text:style-name="T3">Regulator</text:span></text:p>
          </draw:text-box>
        </draw:frame>
        <draw:custom-shape draw:style-name="gr14" draw:text-style-name="P11" draw:layer="layout" svg:width="2cm" svg:height="2cm" svg:x="7.913cm" svg:y="5.0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999cm" svg:height="0.999cm" svg:x="6.413cm" svg:y="5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7cm" svg:height="3cm" draw:transform="skewX (-0.610690705272816) translate (15.413cm 4.53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cm" svg:height="5cm" svg:x="20.413cm" svg:y="8.534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cm" svg:height="1.199cm" svg:x="17.25cm" svg:y="4.75cm">
          <draw:text-box>
            <text:p text:style-name="P6"><text:span text:style-name="T2">Transmitter</text:span><text:span text:style-name="T2"><text:line-break/></text:span><text:span text:style-name="T3">(5v only)</text:span></text:p>
          </draw:text-box>
        </draw:frame>
        <draw:line draw:style-name="gr18" draw:text-style-name="P5" draw:layer="layout" svg:x1="9.913cm" svg:y1="5.534cm" svg:x2="11.413cm" svg:y2="5.534cm">
          <text:p/>
        </draw:line>
        <draw:line draw:style-name="gr18" draw:text-style-name="P5" draw:layer="layout" svg:x1="9.913cm" svg:y1="6.034cm" svg:x2="11.413cm" svg:y2="6.034cm">
          <text:p/>
        </draw:line>
        <draw:line draw:style-name="gr18" draw:text-style-name="P5" draw:layer="layout" svg:x1="9.913cm" svg:y1="6.534cm" svg:x2="11.413cm" svg:y2="6.534cm">
          <text:p/>
        </draw:line>
        <draw:custom-shape draw:style-name="gr19" draw:text-style-name="P13" draw:layer="layout" svg:width="0.25cm" svg:height="4cm" svg:x="20.75cm" svg:y="1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1.75cm" svg:height="1.199cm" svg:x="19.25cm" svg:y="1.25cm">
          <draw:text-box>
            <text:p text:style-name="P14"><text:span text:style-name="T2">Aerial </text:span></text:p>
          </draw:text-box>
        </draw:frame>
        <draw:custom-shape draw:style-name="gr20" draw:text-style-name="P5" draw:layer="layout" svg:width="1.5cm" svg:height="0.5cm" svg:x="21.413cm" svg:y="9.0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5cm" svg:height="0.5cm" svg:x="21.413cm" svg:y="12.0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5cm" svg:height="2.25cm" svg:x="13.413cm" svg:y="14.0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0.3cm" svg:height="0.3cm" svg:x="23.663cm" svg:y="12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0.3cm" svg:height="0.3cm" svg:x="20.863cm" svg:y="12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3cm" svg:height="0.3cm" svg:x="23.613cm" svg:y="1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299cm" svg:height="0.3cm" svg:x="21.16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3cm" svg:height="0.3cm" svg:x="23.113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cm" svg:height="4cm" svg:x="24.663cm" svg:y="6.784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1.75cm" svg:height="0.725cm" svg:x="24.413cm" svg:y="7.559cm">
          <draw:text-box>
            <text:p text:style-name="P6"><text:span text:style-name="T2">Switch</text:span></text:p>
          </draw:text-box>
        </draw:frame>
        <draw:frame draw:style-name="gr26" draw:text-style-name="P18" draw:layer="layout" svg:width="1.5cm" svg:height="1.383cm" svg:x="21.586cm" svg:y="12.476cm">
          <draw:text-box>
            <text:p><text:span text:style-name="T4">Front Camera</text:span></text:p>
            <text:p><text:span text:style-name="T4"/></text:p>
          </draw:text-box>
        </draw:frame>
        <draw:line draw:style-name="gr27" draw:text-style-name="P5" draw:layer="layout" svg:x1="14.913cm" svg:y1="11.284cm" svg:x2="21.913cm" svg:y2="9.284cm">
          <text:p/>
        </draw:line>
        <draw:line draw:style-name="gr27" draw:text-style-name="P5" draw:layer="layout" svg:x1="14.913cm" svg:y1="11.284cm" svg:x2="14.913cm" svg:y2="14.284cm">
          <text:p/>
        </draw:line>
        <draw:line draw:style-name="gr28" draw:text-style-name="P5" draw:layer="layout" svg:x1="22.25cm" svg:y1="12.25cm" svg:x2="28.163cm" svg:y2="12.284cm">
          <text:p/>
        </draw:line>
        <draw:line draw:style-name="gr29" draw:text-style-name="P5" draw:layer="layout" svg:x1="23.75cm" svg:y1="12.75cm" svg:x2="23.75cm" svg:y2="14.5cm">
          <text:p/>
        </draw:line>
        <draw:line draw:style-name="gr30" draw:text-style-name="P5" draw:layer="layout" svg:x1="21cm" svg:y1="12.75cm" svg:x2="21cm" svg:y2="15cm">
          <text:p/>
        </draw:line>
        <draw:line draw:style-name="gr29" draw:text-style-name="P5" draw:layer="layout" svg:x1="28cm" svg:y1="14.5cm" svg:x2="23.75cm" svg:y2="14.5cm">
          <text:p/>
        </draw:line>
        <draw:line draw:style-name="gr30" draw:text-style-name="P5" draw:layer="layout" svg:x1="25.163cm" svg:y1="9.534cm" svg:x2="19.413cm" svg:y2="10.534cm">
          <text:p/>
        </draw:line>
        <draw:line draw:style-name="gr30" draw:text-style-name="P5" draw:layer="layout" svg:x1="19.413cm" svg:y1="10.534cm" svg:x2="19.413cm" svg:y2="12.784cm">
          <text:p/>
        </draw:line>
        <draw:line draw:style-name="gr30" draw:text-style-name="P5" draw:layer="layout" svg:x1="20.913cm" svg:y1="12.784cm" svg:x2="19.413cm" svg:y2="12.784cm">
          <text:p/>
        </draw:line>
        <draw:line draw:style-name="gr30" draw:text-style-name="P5" draw:layer="layout" svg:x1="20.913cm" svg:y1="12.784cm" svg:x2="20.913cm" svg:y2="13.534cm">
          <text:p/>
        </draw:line>
        <draw:line draw:style-name="gr30" draw:text-style-name="P5" draw:layer="layout" svg:x1="9cm" svg:y1="14.25cm" svg:x2="9cm" svg:y2="13.5cm">
          <text:p/>
        </draw:line>
        <draw:line draw:style-name="gr30" draw:text-style-name="P5" draw:layer="layout" svg:x1="20.913cm" svg:y1="13.534cm" svg:x2="9cm" svg:y2="13.5cm">
          <text:p/>
        </draw:line>
        <draw:line draw:style-name="gr29" draw:text-style-name="P5" draw:layer="layout" svg:x1="23.663cm" svg:y1="12.784cm" svg:x2="23.663cm" svg:y2="13.784cm">
          <text:p/>
        </draw:line>
        <draw:line draw:style-name="gr29" draw:text-style-name="P5" draw:layer="layout" svg:x1="9.5cm" svg:y1="13.75cm" svg:x2="23.663cm" svg:y2="13.784cm">
          <text:p/>
        </draw:line>
        <draw:line draw:style-name="gr29" draw:text-style-name="P5" draw:layer="layout" svg:x1="9.5cm" svg:y1="13.75cm" svg:x2="9.5cm" svg:y2="14.25cm">
          <text:p/>
        </draw:line>
        <draw:line draw:style-name="gr30" draw:text-style-name="P5" draw:layer="layout" svg:x1="23.663cm" svg:y1="7.784cm" svg:x2="14.913cm" svg:y2="7.784cm">
          <text:p/>
        </draw:line>
        <draw:line draw:style-name="gr30" draw:text-style-name="P5" draw:layer="layout" svg:x1="14.913cm" svg:y1="5.534cm" svg:x2="14.913cm" svg:y2="7.784cm">
          <text:p/>
        </draw:line>
        <draw:line draw:style-name="gr30" draw:text-style-name="P5" draw:layer="layout" svg:x1="14.913cm" svg:y1="5.534cm" svg:x2="11.413cm" svg:y2="5.534cm">
          <text:p/>
        </draw:line>
        <draw:line draw:style-name="gr31" draw:text-style-name="P5" draw:layer="layout" svg:x1="23.856cm" svg:y1="12.582cm" svg:x2="24.913cm" svg:y2="11.784cm">
          <text:p/>
        </draw:line>
        <draw:line draw:style-name="gr29" draw:text-style-name="P5" draw:layer="layout" svg:x1="23.913cm" svg:y1="9.284cm" svg:x2="24.914cm" svg:y2="11.784cm">
          <text:p/>
        </draw:line>
        <draw:line draw:style-name="gr29" draw:text-style-name="P5" draw:layer="layout" svg:x1="23.664cm" svg:y1="8.034cm" svg:x2="13.913cm" svg:y2="8.034cm">
          <text:p/>
        </draw:line>
        <draw:line draw:style-name="gr29" draw:text-style-name="P5" draw:layer="layout" svg:x1="13.913cm" svg:y1="6.534cm" svg:x2="13.914cm" svg:y2="8.034cm">
          <text:p/>
        </draw:line>
        <draw:line draw:style-name="gr29" draw:text-style-name="P5" draw:layer="layout" svg:x1="13.914cm" svg:y1="6.534cm" svg:x2="11.413cm" svg:y2="6.534cm">
          <text:p/>
        </draw:line>
        <draw:line draw:style-name="gr30" draw:text-style-name="P5" draw:layer="layout" svg:x1="23.663cm" svg:y1="7.785cm" svg:x2="25.163cm" svg:y2="8.284cm">
          <text:p/>
        </draw:line>
        <draw:line draw:style-name="gr30" draw:text-style-name="P5" draw:layer="layout" svg:x1="21cm" svg:y1="12.75cm" svg:x2="21cm" svg:y2="17.75cm">
          <text:p/>
        </draw:line>
        <draw:line draw:style-name="gr30" draw:text-style-name="P5" draw:layer="layout" svg:x1="27.913cm" svg:y1="17.744cm" svg:x2="21cm" svg:y2="17.75cm">
          <text:p/>
        </draw:line>
        <draw:line draw:style-name="gr30" draw:text-style-name="P5" draw:layer="layout" svg:x1="28cm" svg:y1="15.034cm" svg:x2="21cm" svg:y2="15cm">
          <text:p/>
        </draw:line>
        <draw:frame draw:style-name="gr32" draw:text-style-name="P20" draw:layer="layout" svg:width="1.45cm" svg:height="0.675cm" svg:x="27.163cm" svg:y="13.884cm">
          <draw:text-box>
            <text:p text:style-name="P19"><text:span text:style-name="T5">- ve</text:span></text:p>
          </draw:text-box>
        </draw:frame>
        <draw:frame draw:style-name="gr26" draw:text-style-name="P18" draw:layer="layout" svg:width="1.5cm" svg:height="1.383cm" svg:x="27.113cm" svg:y="12.284cm">
          <draw:text-box>
            <text:p><text:span text:style-name="T4">Front Camera</text:span></text:p>
            <text:p><text:span text:style-name="T4"/></text:p>
          </draw:text-box>
        </draw:frame>
        <draw:frame draw:style-name="gr26" draw:text-style-name="P18" draw:layer="layout" svg:width="1.5cm" svg:height="1.383cm" svg:x="21.413cm" svg:y="8.034cm">
          <draw:text-box>
            <text:p><text:span text:style-name="T4">Rear Camera</text:span></text:p>
            <text:p><text:span text:style-name="T4"/></text:p>
          </draw:text-box>
        </draw:frame>
        <draw:custom-shape draw:style-name="gr22" draw:text-style-name="P16" draw:layer="layout" svg:width="0.3cm" svg:height="0.3cm" svg:x="23.863cm" svg:y="9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5" draw:layer="layout" svg:x1="23.664cm" svg:y1="8.034cm" svg:x2="23.913cm" svg:y2="9.534cm">
          <text:p/>
        </draw:line>
        <draw:frame draw:style-name="gr33" draw:text-style-name="P18" draw:layer="layout" svg:width="4.7cm" svg:height="1.777cm" svg:x="24.913cm" svg:y="11.151cm">
          <draw:text-box>
            <text:p><text:span text:style-name="T4">Black to Purple - </text:span><text:span text:style-name="T4"><text:line-break/></text:span><text:span text:style-name="T4">was going to be switched!</text:span></text:p>
            <text:p><text:span text:style-name="T4"/></text:p>
          </draw:text-box>
        </draw:frame>
        <draw:line draw:style-name="gr34" draw:text-style-name="P5" draw:layer="layout" svg:x1="21.913cm" svg:y1="6.034cm" svg:x2="21.913cm" svg:y2="7.284cm">
          <text:p/>
        </draw:line>
        <draw:line draw:style-name="gr30" draw:text-style-name="P5" draw:layer="layout" svg:x1="19.913cm" svg:y1="6.034cm" svg:x2="19.913cm" svg:y2="7.284cm">
          <text:p/>
        </draw:line>
        <draw:line draw:style-name="gr30" draw:text-style-name="P5" draw:layer="layout" svg:x1="19.913cm" svg:y1="6.034cm" svg:x2="11.413cm" svg:y2="6.034cm">
          <text:p/>
        </draw:line>
        <draw:line draw:style-name="gr29" draw:text-style-name="P5" draw:layer="layout" svg:x1="19cm" svg:y1="7.25cm" svg:x2="19cm" svg:y2="6.5cm">
          <text:p/>
        </draw:line>
        <draw:line draw:style-name="gr29" draw:text-style-name="P5" draw:layer="layout" svg:x1="23.5cm" svg:y1="6.5cm" svg:x2="24cm" svg:y2="9.25cm">
          <text:p/>
        </draw:line>
        <draw:line draw:style-name="gr34" draw:text-style-name="P5" draw:layer="layout" svg:x1="21.913cm" svg:y1="6.034cm" svg:x2="26.163cm" svg:y2="6.034cm">
          <text:p/>
        </draw:line>
        <draw:line draw:style-name="gr34" draw:text-style-name="P5" draw:layer="layout" svg:x1="26.163cm" svg:y1="11.034cm" svg:x2="26.163cm" svg:y2="6.034cm">
          <text:p/>
        </draw:line>
        <draw:line draw:style-name="gr34" draw:text-style-name="P5" draw:layer="layout" svg:x1="26.163cm" svg:y1="11.034cm" svg:x2="23.163cm" svg:y2="11.284cm">
          <text:p/>
        </draw:line>
        <draw:frame draw:style-name="gr35" draw:text-style-name="P18" draw:layer="layout" svg:width="4.75cm" svg:height="1.383cm" svg:x="23.913cm" svg:y="5.151cm">
          <draw:text-box>
            <text:p><text:span text:style-name="T4">Yellow - </text:span><text:span text:style-name="T4"><text:line-break/></text:span><text:span text:style-name="T4">Video feed to transmitter</text:span></text:p>
            <text:p><text:span text:style-name="T4"/></text:p>
          </draw:text-box>
        </draw:frame>
        <draw:path draw:style-name="gr36" draw:text-style-name="P5" draw:layer="layout" svg:width="1.249cm" svg:height="0cm" draw:transform="rotate (-1.5707963267949) translate (25.163cm 8.284cm)" svg:viewBox="0 0 1250 0" svg:d="M0 0c625 0 1250 0 1250 0">
          <text:p/>
        </draw:path>
        <draw:line draw:style-name="gr34" draw:text-style-name="P5" draw:layer="layout" svg:x1="22.413cm" svg:y1="9.534cm" svg:x2="23.163cm" svg:y2="11.284cm">
          <text:p/>
        </draw:line>
        <draw:line draw:style-name="gr34" draw:text-style-name="P5" draw:layer="layout" svg:x1="22.413cm" svg:y1="12.034cm" svg:x2="23.163cm" svg:y2="11.284cm">
          <text:p/>
        </draw:line>
        <draw:frame draw:style-name="gr37" draw:text-style-name="P21" draw:layer="layout" svg:width="7.5cm" svg:height="2.306cm" svg:x="22cm" svg:y="2.194cm">
          <draw:text-box>
            <text:p text:style-name="P3"><text:span text:style-name="T3">NOTE: <text:s/>Video feeds from both cameras connected together for transmitter. </text:span><text:span text:style-name="T3"><text:line-break/></text:span><text:span text:style-name="T3">Camera control via power to camera to keep power usage down.</text:span></text:p>
          </draw:text-box>
        </draw:frame>
        <draw:custom-shape draw:style-name="gr22" draw:text-style-name="P16" draw:layer="layout" svg:width="0.299cm" svg:height="0.3cm" svg:x="20.663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20.913cm" svg:y1="9.784cm" svg:x2="20.913cm" svg:y2="8.784cm">
          <text:p/>
        </draw:line>
        <draw:line draw:style-name="gr30" draw:text-style-name="P5" draw:layer="layout" svg:x1="20.913cm" svg:y1="9.784cm" svg:x2="22.163cm" svg:y2="9.784cm">
          <text:p/>
        </draw:line>
        <draw:line draw:style-name="gr30" draw:text-style-name="P5" draw:layer="layout" svg:x1="22.163cm" svg:y1="9.534cm" svg:x2="22.163cm" svg:y2="9.784cm">
          <text:p/>
        </draw:line>
        <draw:line draw:style-name="gr30" draw:text-style-name="P5" draw:layer="layout" svg:x1="21.413cm" svg:y1="11.784cm" svg:x2="22.163cm" svg:y2="11.784cm">
          <text:p/>
        </draw:line>
        <draw:line draw:style-name="gr30" draw:text-style-name="P5" draw:layer="layout" svg:x1="22.163cm" svg:y1="12.034cm" svg:x2="22.163cm" svg:y2="11.784cm">
          <text:p/>
        </draw:line>
        <draw:line draw:style-name="gr30" draw:text-style-name="P5" draw:layer="layout" svg:x1="21.413cm" svg:y1="11.784cm" svg:x2="21.413cm" svg:y2="11.284cm">
          <text:p/>
        </draw:line>
        <draw:line draw:style-name="gr38" draw:text-style-name="P5" draw:layer="layout" svg:x1="20.913cm" svg:y1="8.784cm" svg:x2="5.25cm" svg:y2="8.75cm">
          <text:p/>
        </draw:line>
        <draw:g draw:style-name="gr39">
          <draw:custom-shape draw:style-name="gr40" draw:text-style-name="P22" draw:layer="layout" svg:width="0.5cm" svg:height="1.5cm" svg:x="3.648cm" svg:y="7.41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1" draw:text-style-name="P22" draw:layer="layout" svg:width="1cm" svg:height="1.5cm" svg:x="3.648cm" svg:y="7.41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9" draw:text-style-name="P5" draw:layer="layout" svg:x1="11.413cm" svg:y1="6.534cm" svg:x2="11.413cm" svg:y2="7.784cm">
          <text:p/>
        </draw:line>
        <draw:line draw:style-name="gr29" draw:text-style-name="P5" draw:layer="layout" svg:x1="4.163cm" svg:y1="7.784cm" svg:x2="11.413cm" svg:y2="7.784cm">
          <text:p/>
        </draw:line>
        <draw:line draw:style-name="gr29" draw:text-style-name="P5" draw:layer="layout" svg:x1="4.163cm" svg:y1="8.284cm" svg:x2="11cm" svg:y2="8.25cm">
          <text:p/>
        </draw:line>
        <draw:line draw:style-name="gr30" draw:text-style-name="P5" draw:layer="layout" svg:x1="8.25cm" svg:y1="10.25cm" svg:x2="8.25cm" svg:y2="11.25cm">
          <text:p/>
        </draw:line>
        <draw:line draw:style-name="gr30" draw:text-style-name="P5" draw:layer="layout" svg:x1="5.663cm" svg:y1="11.034cm" svg:x2="4.163cm" svg:y2="11.034cm">
          <text:p/>
        </draw:line>
        <draw:line draw:style-name="gr30" draw:text-style-name="P5" draw:layer="layout" svg:x1="5.25cm" svg:y1="9.75cm" svg:x2="5.25cm" svg:y2="10.5cm">
          <text:p/>
        </draw:line>
        <draw:line draw:style-name="gr30" draw:text-style-name="P5" draw:layer="layout" svg:x1="4.163cm" svg:y1="8.534cm" svg:x2="4.163cm" svg:y2="11.034cm">
          <text:p/>
        </draw:line>
        <draw:custom-shape draw:style-name="gr42" draw:text-style-name="P5" draw:layer="layout" svg:width="0.496cm" svg:height="0.99cm" draw:transform="skewX (-0.0162315620435473) rotate (1.55055050747176) translate (6.796cm 8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3" draw:layer="layout" svg:width="2.864cm" svg:height="0.883cm" svg:x="7.799cm" svg:y="7.534cm">
          <draw:text-box>
            <text:p><text:span text:style-name="T6"/></text:p>
            <text:p><text:span text:style-name="T7">Resistor - 10k?</text:span></text:p>
          </draw:text-box>
        </draw:frame>
        <draw:line draw:style-name="gr44" draw:text-style-name="P5" draw:layer="layout" svg:x1="18cm" svg:y1="8.25cm" svg:x2="19.75cm" svg:y2="15.5cm">
          <text:p/>
        </draw:line>
        <draw:frame draw:style-name="gr45" draw:text-style-name="P21" draw:layer="layout" svg:width="6cm" svg:height="1.484cm" svg:x="22.75cm" svg:y="15cm">
          <draw:text-box>
            <text:p text:style-name="P24"><text:span text:style-name="T8">Green – Camera switch control.</text:span><text:span text:style-name="T8"><text:line-break/></text:span><text:span text:style-name="T8"><text:line-break/></text:span><text:span text:style-name="T3">From “Tractor Interface Board A”</text:span></text:p>
          </draw:text-box>
        </draw:frame>
        <draw:line draw:style-name="gr46" draw:text-style-name="P5" draw:layer="layout" svg:x1="5.25cm" svg:y1="9.25cm" svg:x2="5.25cm" svg:y2="8.75cm">
          <text:p/>
        </draw:line>
        <draw:line draw:style-name="gr46" draw:text-style-name="P5" draw:layer="layout" svg:x1="18.663cm" svg:y1="9.284cm" svg:x2="8.75cm" svg:y2="9.25cm">
          <text:p/>
        </draw:line>
        <draw:line draw:style-name="gr38" draw:text-style-name="P5" draw:layer="layout" svg:x1="18.663cm" svg:y1="9.284cm" svg:x2="21.163cm" svg:y2="11.034cm">
          <text:p/>
        </draw:line>
        <draw:frame draw:style-name="gr47" draw:text-style-name="P21" draw:layer="layout" svg:width="2.75cm" svg:height="1.484cm" svg:x="8.663cm" svg:y="10.461cm">
          <draw:text-box>
            <text:p text:style-name="P3"><text:span text:style-name="T3">Power to Cameras in</text:span></text:p>
          </draw:text-box>
        </draw:frame>
        <draw:line draw:style-name="gr30" draw:text-style-name="P5" draw:layer="layout" svg:x1="5.663cm" svg:y1="10.284cm" svg:x2="5.663cm" svg:y2="11.034cm">
          <text:p/>
        </draw:line>
        <draw:line draw:style-name="gr30" draw:text-style-name="P5" draw:layer="layout" svg:x1="8.75cm" svg:y1="10.25cm" svg:x2="8.75cm" svg:y2="11.5cm">
          <text:p/>
        </draw:line>
        <draw:line draw:style-name="gr30" draw:text-style-name="P5" draw:layer="layout" svg:x1="3.413cm" svg:y1="11.284cm" svg:x2="8.25cm" svg:y2="11.25cm">
          <text:p/>
        </draw:line>
        <draw:line draw:style-name="gr30" draw:text-style-name="P5" draw:layer="layout" svg:x1="3.413cm" svg:y1="11.284cm" svg:x2="3.413cm" svg:y2="6.034cm">
          <text:p/>
        </draw:line>
        <draw:line draw:style-name="gr30" draw:text-style-name="P5" draw:layer="layout" svg:x1="9.913cm" svg:y1="6.034cm" svg:x2="3.413cm" svg:y2="6.034cm">
          <text:p/>
        </draw:line>
        <draw:line draw:style-name="gr30" draw:text-style-name="P5" draw:layer="layout" svg:x1="8.75cm" svg:y1="11.5cm" svg:x2="3.163cm" svg:y2="11.534cm">
          <text:p/>
        </draw:line>
        <draw:line draw:style-name="gr30" draw:text-style-name="P5" draw:layer="layout" svg:x1="3.163cm" svg:y1="11.534cm" svg:x2="3.163cm" svg:y2="4.284cm">
          <text:p/>
        </draw:line>
        <draw:line draw:style-name="gr30" draw:text-style-name="P5" draw:layer="layout" svg:x1="11.413cm" svg:y1="4.284cm" svg:x2="3.163cm" svg:y2="4.284cm">
          <text:p/>
        </draw:line>
        <draw:line draw:style-name="gr30" draw:text-style-name="P5" draw:layer="layout" svg:x1="11.413cm" svg:y1="4.284cm" svg:x2="11.413cm" svg:y2="5.534cm">
          <text:p/>
        </draw:line>
        <draw:line draw:style-name="gr30" draw:text-style-name="P5" draw:layer="layout" svg:x1="11.413cm" svg:y1="4.284cm" svg:x2="3.163cm" svg:y2="4.284cm">
          <text:p/>
        </draw:line>
        <draw:frame draw:style-name="gr48" draw:text-style-name="P10" draw:layer="layout" svg:width="3cm" svg:height="1.23cm" svg:x="5.5cm" svg:y="9.961cm">
          <draw:text-box>
            <text:p text:style-name="P9"><text:span text:style-name="T3">- Relay Coil - </text:span></text:p>
            <text:p text:style-name="P9"><text:span text:style-name="T9"/></text:p>
            <text:p text:style-name="P9"><text:span text:style-name="T3">5v only</text:span></text:p>
          </draw:text-box>
        </draw:frame>
        <draw:frame draw:style-name="gr49" draw:text-style-name="P21" draw:layer="layout" svg:width="8.75cm" svg:height="0.716cm" svg:x="9cm" svg:y="8.784cm">
          <draw:text-box>
            <text:p text:style-name="P3"><text:span text:style-name="T3">Grey - Power to Cameras – which way round???</text:span></text:p>
          </draw:text-box>
        </draw:frame>
        <draw:line draw:style-name="gr29" draw:text-style-name="P5" draw:layer="layout" svg:x1="8.25cm" svg:y1="9cm" svg:x2="8.25cm" svg:y2="9.25cm">
          <text:p/>
        </draw:line>
        <draw:line draw:style-name="gr29" draw:text-style-name="P5" draw:layer="layout" svg:x1="5.663cm" svg:y1="9.034cm" svg:x2="5.663cm" svg:y2="9.284cm">
          <text:p/>
        </draw:line>
        <draw:line draw:style-name="gr28" draw:text-style-name="P5" draw:layer="layout" svg:x1="12.25cm" svg:y1="18.427cm" svg:x2="14.25cm" svg:y2="18.427cm">
          <text:p/>
        </draw:line>
        <draw:frame draw:style-name="gr7" draw:text-style-name="P21" draw:layer="layout" svg:width="4cm" svg:height="1.073cm" svg:x="14.5cm" svg:y="17.927cm">
          <draw:text-box>
            <text:p text:style-name="P3"><text:span text:style-name="T3">Multiple – carrying power, video &amp; audio</text:span></text:p>
          </draw:text-box>
        </draw:frame>
        <draw:line draw:style-name="gr44" draw:text-style-name="P5" draw:layer="layout" svg:x1="28cm" svg:y1="15.5cm" svg:x2="19.75cm" svg:y2="15.5cm">
          <text:p/>
        </draw:line>
        <draw:line draw:style-name="gr44" draw:text-style-name="P5" draw:layer="layout" svg:x1="18cm" svg:y1="8.25cm" svg:x2="11cm" svg:y2="8.25cm">
          <text:p/>
        </draw:line>
        <draw:custom-shape draw:style-name="gr50" draw:text-style-name="P5" draw:layer="layout" svg:width="0.999cm" svg:height="0.999cm" svg:x="12.5cm" svg:y="4.25cm">
          <text:p/>
          <draw:enhanced-geometry svg:viewBox="0 0 21600 21600" draw:type="rectangle" draw:enhanced-path="M 0 0 L 21600 0 21600 21600 0 21600 0 0 Z N"/>
        </draw:custom-shape>
        <draw:frame draw:style-name="gr11" draw:text-style-name="P26" draw:layer="layout" svg:width="1.5cm" svg:height="0.887cm" svg:x="12.5cm" svg:y="4.363cm">
          <draw:text-box>
            <text:p text:style-name="P25"><text:span text:style-name="T10">Cap – 0.1uf?</text:span></text:p>
          </draw:text-box>
        </draw:frame>
        <draw:custom-shape draw:style-name="gr50" draw:text-style-name="P5" draw:layer="layout" svg:width="0.999cm" svg:height="0.999cm" svg:x="12.5cm" svg:y="6.75cm">
          <text:p/>
          <draw:enhanced-geometry svg:viewBox="0 0 21600 21600" draw:type="rectangle" draw:enhanced-path="M 0 0 L 21600 0 21600 21600 0 21600 0 0 Z N"/>
        </draw:custom-shape>
        <draw:frame draw:style-name="gr11" draw:text-style-name="P26" draw:layer="layout" svg:width="1.5cm" svg:height="0.887cm" svg:x="12.5cm" svg:y="6.863cm">
          <draw:text-box>
            <text:p text:style-name="P25"><text:span text:style-name="T10">Cap – 0.1uf?</text:span></text:p>
          </draw:text-box>
        </draw:frame>
        <draw:line draw:style-name="gr51" draw:text-style-name="P5" draw:layer="layout" svg:x1="11.5cm" svg:y1="5.5cm" svg:x2="12.5cm" svg:y2="4.5cm">
          <text:p/>
        </draw:line>
        <draw:line draw:style-name="gr51" draw:text-style-name="P5" draw:layer="layout" svg:x1="11.5cm" svg:y1="6.5cm" svg:x2="12.5cm" svg:y2="7.5cm">
          <text:p/>
        </draw:line>
        <draw:line draw:style-name="gr51" draw:text-style-name="P5" draw:layer="layout" svg:x1="11.5cm" svg:y1="6cm" svg:x2="12.5cm" svg:y2="7cm">
          <text:p/>
        </draw:line>
        <draw:line draw:style-name="gr51" draw:text-style-name="P5" draw:layer="layout" svg:x1="11.5cm" svg:y1="6.5cm" svg:x2="12.5cm" svg:y2="5cm">
          <text:p/>
        </draw:line>
        <draw:frame draw:style-name="gr13" draw:text-style-name="P27" draw:layer="layout" svg:width="1cm" svg:height="0.725cm" svg:x="3.5cm" svg:y="6.75cm">
          <draw:text-box>
            <text:p text:style-name="P19"><text:span text:style-name="T2">T1</text:span></text:p>
          </draw:text-box>
        </draw:frame>
        <draw:custom-shape draw:style-name="gr52" draw:text-style-name="P5" draw:layer="layout" svg:width="24cm" svg:height="10cm" svg:x="3cm" svg:y="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23.5cm" svg:y1="6.5cm" svg:x2="19cm" svg:y2="6.5cm">
          <text:p/>
        </draw:line>
        <draw:line draw:style-name="gr46" draw:text-style-name="P5" draw:layer="layout" svg:x1="8.75cm" svg:y1="9cm" svg:x2="8.75cm" svg:y2="9.25cm">
          <text:p/>
        </draw:line>
        <draw:frame draw:style-name="gr13" draw:text-style-name="P21" draw:layer="layout" svg:width="2.75cm" svg:height="0.662cm" svg:x="4.25cm" svg:y="18cm">
          <draw:text-box>
            <text:p text:style-name="P3"><text:span text:style-name="T3">T1 = ???</text:span></text:p>
          </draw:text-box>
        </draw:frame>
        <draw:frame draw:style-name="gr53" draw:text-style-name="P20" draw:layer="layout" svg:width="1.45cm" svg:height="0.675cm" svg:x="27.05cm" svg:y="14.5cm">
          <draw:text-box>
            <text:p text:style-name="P19"><text:span text:style-name="T5">+ ve</text:span></text:p>
          </draw:text-box>
        </draw:frame>
        <draw:line draw:style-name="gr54" draw:text-style-name="P5" draw:layer="layout" svg:x1="28.499cm" svg:y1="14cm" svg:x2="28.5cm" svg:y2="16.5cm">
          <text:p/>
        </draw:line>
        <draw:line draw:style-name="gr55" draw:text-style-name="P5" draw:layer="layout" svg:x1="23cm" svg:y1="16.5cm" svg:x2="28.501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" draw:display-name="Dash Dot" draw:style="rect" draw:dots1="1" draw:dots1-length="300%" draw:dots2="1" draw:dots2-length="100%" draw:distance="100%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24.2.4.2$Windows_X86_64 LibreOffice_project/51a6219feb6075d9a4c46691dcfe0cd9c4fff3c2</meta:generator>
    <dc:date>2024-08-24T13:57:12.523000000</dc:date>
    <meta:editing-duration>PT4H33M51S</meta:editing-duration>
    <meta:editing-cycles>51</meta:editing-cycles>
    <meta:print-date>2022-02-20T22:33:21.797000000</meta:print-date>
    <meta:document-statistic meta:object-count="140"/>
  </office:meta>
</office:document-meta>
</file>